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argi-1.2b1" svg:font-family="Gargi-1.2b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Gargi-1.2b" svg:font-family="Gargi-1.2b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text-properties officeooo:rsid="00030f0e" officeooo:paragraph-rsid="00030f0e"/>
    </style:style>
    <style:style style:name="P2" style:family="paragraph" style:parent-style-name="Standard">
      <style:text-properties fo:font-variant="small-caps" fo:font-size="5pt" fo:font-weight="bold" officeooo:rsid="00a82eb5" officeooo:paragraph-rsid="00a82eb5" style:font-size-asian="5pt" style:font-weight-asian="bold" style:font-size-complex="5pt" style:font-weight-complex="bold"/>
    </style:style>
    <style:style style:name="P3" style:family="paragraph" style:parent-style-name="Standard">
      <style:text-properties fo:font-size="5pt" officeooo:rsid="00030f0e" officeooo:paragraph-rsid="00030f0e" style:font-size-asian="5pt" style:font-size-complex="5pt"/>
    </style:style>
    <style:style style:name="P4" style:family="paragraph" style:parent-style-name="Standard">
      <style:text-properties fo:font-style="normal" officeooo:rsid="002aa416" officeooo:paragraph-rsid="00ec52df" style:font-style-asian="normal" style:font-style-complex="normal"/>
    </style:style>
    <style:style style:name="P5" style:family="paragraph" style:parent-style-name="Standard">
      <style:text-properties fo:font-style="normal" officeooo:rsid="002aa416" officeooo:paragraph-rsid="00ecff32" style:font-style-asian="normal" style:font-style-complex="normal"/>
    </style:style>
    <style:style style:name="P6" style:family="paragraph" style:parent-style-name="Standard">
      <style:text-properties officeooo:paragraph-rsid="00f45618"/>
    </style:style>
    <style:style style:name="P7" style:family="paragraph" style:parent-style-name="Standard">
      <style:paragraph-properties fo:text-align="center" style:justify-single-word="false" fo:padding="0.049cm" fo:border="0.06pt solid #000000" style:shadow="#808080 -0.18cm 0.18cm" style:writing-mode="page"/>
      <style:text-properties fo:font-size="10pt" officeooo:rsid="007d36f8" officeooo:paragraph-rsid="007d36f8" style:font-size-asian="10pt" style:font-size-complex="10pt"/>
    </style:style>
    <style:style style:name="P8" style:family="paragraph" style:parent-style-name="Standard">
      <style:paragraph-properties fo:line-height="150%" fo:text-align="justify" style:justify-single-word="false" style:shadow="none" style:writing-mode="page"/>
      <style:text-properties fo:font-size="10pt" fo:font-style="normal" officeooo:rsid="00071f0a" officeooo:paragraph-rsid="00e0dad8" style:font-size-asian="10pt" style:font-style-asian="normal" style:font-size-complex="10pt" style:font-style-complex="normal"/>
    </style:style>
    <style:style style:name="P9" style:family="paragraph" style:parent-style-name="Standard">
      <style:paragraph-properties fo:line-height="150%" fo:text-align="justify" style:justify-single-word="false" style:shadow="none" style:writing-mode="page"/>
      <style:text-properties fo:font-size="10pt" fo:font-style="normal" officeooo:rsid="0011f303" officeooo:paragraph-rsid="00e23bb0" style:font-size-asian="10pt" style:font-style-asian="normal" style:font-size-complex="10pt" style:font-style-complex="normal"/>
    </style:style>
    <style:style style:name="P10" style:family="paragraph" style:parent-style-name="Standard">
      <style:paragraph-properties fo:line-height="150%" fo:text-align="justify" style:justify-single-word="false" style:shadow="none" style:writing-mode="page"/>
      <style:text-properties fo:font-size="10pt" fo:font-style="normal" officeooo:rsid="007185bb" officeooo:paragraph-rsid="00e23bb0" style:font-size-asian="10pt" style:font-style-asian="normal" style:font-size-complex="10pt" style:font-style-complex="normal"/>
    </style:style>
    <style:style style:name="P11" style:family="paragraph" style:parent-style-name="Standard">
      <style:paragraph-properties fo:line-height="150%" fo:text-align="justify" style:justify-single-word="false" style:shadow="none" style:writing-mode="page"/>
      <style:text-properties fo:font-size="10pt" fo:font-style="normal" officeooo:rsid="00206341" officeooo:paragraph-rsid="00e3d790" style:font-size-asian="10pt" style:font-style-asian="normal" style:font-size-complex="10pt" style:font-style-complex="normal"/>
    </style:style>
    <style:style style:name="P12" style:family="paragraph" style:parent-style-name="Standard">
      <style:paragraph-properties fo:line-height="150%" fo:text-align="justify" style:justify-single-word="false" style:shadow="none" style:writing-mode="page"/>
      <style:text-properties fo:font-size="10pt" fo:font-style="normal" officeooo:rsid="000c5b77" officeooo:paragraph-rsid="00e815e1" style:font-size-asian="10pt" style:font-style-asian="normal" style:font-size-complex="10pt" style:font-style-complex="normal"/>
    </style:style>
    <style:style style:name="P13" style:family="paragraph" style:parent-style-name="Standard">
      <style:paragraph-properties fo:line-height="150%" fo:text-align="justify" style:justify-single-word="false" style:shadow="none" style:writing-mode="page"/>
      <style:text-properties fo:font-size="10pt" officeooo:paragraph-rsid="0142bb6b" style:font-size-asian="10pt" style:font-size-complex="10pt"/>
    </style:style>
    <style:style style:name="P14" style:family="paragraph" style:parent-style-name="Standard">
      <style:paragraph-properties fo:line-height="150%" fo:text-align="justify" style:justify-single-word="false" style:shadow="none" style:writing-mode="page"/>
      <style:text-properties officeooo:paragraph-rsid="00e61836"/>
    </style:style>
    <style:style style:name="P15" style:family="paragraph" style:parent-style-name="Standard">
      <style:paragraph-properties fo:line-height="150%" fo:text-align="justify" style:justify-single-word="false" style:shadow="none" style:writing-mode="page"/>
      <style:text-properties officeooo:paragraph-rsid="0142bb6b"/>
    </style:style>
    <style:style style:name="P16" style:family="paragraph" style:parent-style-name="Standard" style:master-page-name="">
      <style:paragraph-properties fo:line-height="150%" fo:text-align="justify" style:justify-single-word="false" style:page-number="auto" style:shadow="none" style:writing-mode="page"/>
      <style:text-properties fo:font-size="10pt" officeooo:paragraph-rsid="00b91416" style:font-size-asian="10pt" style:font-size-complex="10pt"/>
    </style:style>
    <style:style style:name="P17" style:family="paragraph" style:parent-style-name="Standard">
      <style:paragraph-properties fo:line-height="150%" fo:text-align="justify" style:justify-single-word="false" style:shadow="none" style:writing-mode="page"/>
      <style:text-properties fo:font-size="10pt" fo:language="la" fo:country="VA" fo:font-style="normal" officeooo:rsid="0031c07c" officeooo:paragraph-rsid="0142bb6b" style:font-size-asian="10pt" style:font-style-asian="normal" style:font-size-complex="10pt" style:font-style-complex="normal"/>
    </style:style>
    <style:style style:name="P18" style:family="paragraph" style:parent-style-name="Standard">
      <style:paragraph-properties fo:line-height="150%" fo:text-align="justify" style:justify-single-word="false" style:shadow="none" style:writing-mode="page"/>
      <style:text-properties fo:font-size="10pt" fo:font-style="normal" officeooo:rsid="00071f0a" officeooo:paragraph-rsid="00867823" style:font-size-asian="10pt" style:font-style-asian="normal" style:font-size-complex="10pt" style:font-style-complex="normal"/>
    </style:style>
    <style:style style:name="P19" style:family="paragraph" style:parent-style-name="Standard">
      <style:paragraph-properties fo:line-height="150%" fo:text-align="justify" style:justify-single-word="false" style:shadow="none" style:writing-mode="page"/>
      <style:text-properties fo:font-size="10pt" fo:font-style="normal" officeooo:rsid="0011f303" officeooo:paragraph-rsid="00867823" style:font-size-asian="10pt" style:font-style-asian="normal" style:font-size-complex="10pt" style:font-style-complex="normal"/>
    </style:style>
    <style:style style:name="P20" style:family="paragraph" style:parent-style-name="Standard">
      <style:paragraph-properties fo:line-height="150%" fo:text-align="justify" style:justify-single-word="false" style:shadow="none" style:writing-mode="page"/>
      <style:text-properties fo:font-size="10pt" fo:font-style="normal" officeooo:rsid="007185bb" officeooo:paragraph-rsid="00867823" style:font-size-asian="10pt" style:font-style-asian="normal" style:font-size-complex="10pt" style:font-style-complex="normal"/>
    </style:style>
    <style:style style:name="P21" style:family="paragraph" style:parent-style-name="Standard">
      <style:paragraph-properties fo:line-height="150%" fo:text-align="justify" style:justify-single-word="false" style:shadow="none" style:writing-mode="page"/>
      <style:text-properties fo:font-size="10pt" fo:font-style="normal" officeooo:rsid="00206341" officeooo:paragraph-rsid="00867823" style:font-size-asian="10pt" style:font-style-asian="normal" style:font-size-complex="10pt" style:font-style-complex="normal"/>
    </style:style>
    <style:style style:name="P22" style:family="paragraph" style:parent-style-name="Standard">
      <style:paragraph-properties fo:line-height="150%" fo:text-align="justify" style:justify-single-word="false" style:shadow="none" style:writing-mode="page"/>
      <style:text-properties fo:font-size="10pt" fo:font-style="normal" officeooo:rsid="000c5b77" officeooo:paragraph-rsid="00867823" style:font-size-asian="10pt" style:font-style-asian="normal" style:font-size-complex="10pt" style:font-style-complex="normal"/>
    </style:style>
    <style:style style:name="P23" style:family="paragraph" style:parent-style-name="Standard">
      <style:paragraph-properties fo:line-height="150%" fo:text-align="justify" style:justify-single-word="false" style:shadow="none" style:writing-mode="page"/>
      <style:text-properties fo:font-size="10pt" fo:font-style="normal" officeooo:rsid="002aa416" officeooo:paragraph-rsid="00867823" style:font-size-asian="10pt" style:font-style-asian="normal" style:font-size-complex="10pt" style:font-style-complex="normal"/>
    </style:style>
    <style:style style:name="P24" style:family="paragraph" style:parent-style-name="Standard">
      <style:paragraph-properties fo:line-height="150%" fo:text-align="justify" style:justify-single-word="false" style:shadow="none" style:writing-mode="page"/>
      <style:text-properties fo:font-size="10pt" fo:font-style="normal" officeooo:rsid="002aa416" officeooo:paragraph-rsid="00eedbdd" style:font-size-asian="10pt" style:font-style-asian="normal" style:font-size-complex="10pt" style:font-style-complex="normal"/>
    </style:style>
    <style:style style:name="P25" style:family="paragraph" style:parent-style-name="Standard">
      <style:paragraph-properties fo:line-height="150%" fo:text-align="justify" style:justify-single-word="false" style:shadow="none" style:writing-mode="page"/>
      <style:text-properties fo:font-size="10pt" officeooo:paragraph-rsid="00e61836" style:font-size-asian="10pt" style:font-size-complex="10pt"/>
    </style:style>
    <style:style style:name="P26" style:family="paragraph" style:parent-style-name="Standard">
      <style:paragraph-properties fo:line-height="150%" fo:text-align="justify" style:justify-single-word="false" style:shadow="none" style:writing-mode="page"/>
      <style:text-properties fo:font-size="10pt" officeooo:paragraph-rsid="00867823" style:font-size-asian="10pt" style:font-size-complex="10pt"/>
    </style:style>
    <style:style style:name="P27" style:family="paragraph" style:parent-style-name="Standard">
      <style:paragraph-properties fo:line-height="150%" fo:text-align="justify" style:justify-single-word="false" style:shadow="none" style:writing-mode="page"/>
      <style:text-properties fo:font-size="10pt" officeooo:paragraph-rsid="010384bc" style:font-size-asian="10pt" style:font-size-complex="10pt"/>
    </style:style>
    <style:style style:name="P28" style:family="paragraph" style:parent-style-name="Standard">
      <style:paragraph-properties fo:line-height="150%" fo:text-align="justify" style:justify-single-word="false" style:shadow="none" style:writing-mode="page"/>
      <style:text-properties fo:font-size="10pt" officeooo:paragraph-rsid="0104872b" style:font-size-asian="10pt" style:font-size-complex="10pt"/>
    </style:style>
    <style:style style:name="P29" style:family="paragraph" style:parent-style-name="Standard">
      <style:paragraph-properties fo:line-height="150%" fo:text-align="justify" style:justify-single-word="false" style:shadow="none" style:writing-mode="page"/>
      <style:text-properties fo:font-size="10pt" officeooo:paragraph-rsid="0131a805" style:font-size-asian="10pt" style:font-size-complex="10pt"/>
    </style:style>
    <style:style style:name="P30" style:family="paragraph" style:parent-style-name="Standard">
      <style:paragraph-properties fo:line-height="150%" fo:text-align="justify" style:justify-single-word="false" style:shadow="none" style:writing-mode="page"/>
      <style:text-properties fo:font-size="10pt" officeooo:paragraph-rsid="0137fd99" style:font-size-asian="10pt" style:font-size-complex="10pt"/>
    </style:style>
    <style:style style:name="P31" style:family="paragraph" style:parent-style-name="Standard">
      <style:paragraph-properties fo:line-height="150%" fo:text-align="justify" style:justify-single-word="false" style:shadow="none" style:writing-mode="page"/>
      <style:text-properties fo:font-size="10pt" officeooo:paragraph-rsid="013c5303" style:font-size-asian="10pt" style:font-size-complex="10pt"/>
    </style:style>
    <style:style style:name="P32" style:family="paragraph" style:parent-style-name="Standard">
      <style:paragraph-properties fo:line-height="150%" fo:text-align="justify" style:justify-single-word="false" style:shadow="none" style:writing-mode="page"/>
      <style:text-properties fo:font-size="10pt" officeooo:paragraph-rsid="00fda28d" style:font-size-asian="10pt" style:font-size-complex="10pt"/>
    </style:style>
    <style:style style:name="P33" style:family="paragraph" style:parent-style-name="Standard">
      <style:paragraph-properties fo:line-height="150%" fo:text-align="justify" style:justify-single-word="false" style:shadow="none" style:writing-mode="page"/>
      <style:text-properties fo:font-size="10pt" officeooo:paragraph-rsid="01111488" style:font-size-asian="10pt" style:font-size-complex="10pt"/>
    </style:style>
    <style:style style:name="P34" style:family="paragraph" style:parent-style-name="Standard">
      <style:paragraph-properties fo:line-height="150%" fo:text-align="justify" style:justify-single-word="false" style:shadow="none" style:writing-mode="page"/>
      <style:text-properties fo:font-size="10pt" officeooo:paragraph-rsid="0123f94f" style:font-size-asian="10pt" style:font-size-complex="10pt"/>
    </style:style>
    <style:style style:name="P35" style:family="paragraph" style:parent-style-name="Standard">
      <style:paragraph-properties fo:line-height="150%" fo:text-align="justify" style:justify-single-word="false" style:shadow="none" style:writing-mode="page"/>
      <style:text-properties fo:font-size="10pt" officeooo:paragraph-rsid="012e8b79" style:font-size-asian="10pt" style:font-size-complex="10pt"/>
    </style:style>
    <style:style style:name="P36" style:family="paragraph" style:parent-style-name="Standard">
      <style:paragraph-properties fo:line-height="150%" fo:text-align="justify" style:justify-single-word="false" style:shadow="none" style:writing-mode="page"/>
      <style:text-properties fo:font-size="10pt" officeooo:paragraph-rsid="011ab204" style:font-size-asian="10pt" style:font-size-complex="10pt"/>
    </style:style>
    <style:style style:name="P37" style:family="paragraph" style:parent-style-name="Standard">
      <style:text-properties fo:font-variant="small-caps" fo:font-size="5pt" fo:font-weight="bold" officeooo:rsid="007f4de6" officeooo:paragraph-rsid="007f4de6" style:font-size-asian="5pt" style:font-weight-asian="bold" style:font-size-complex="5pt" style:font-weight-complex="bold"/>
    </style:style>
    <style:style style:name="P38" style:family="paragraph" style:parent-style-name="Standard">
      <style:text-properties fo:font-variant="small-caps" fo:font-size="10pt" fo:font-weight="bold" officeooo:rsid="007f4de6" officeooo:paragraph-rsid="007f4de6" style:font-size-asian="10pt" style:font-weight-asian="bold" style:font-size-complex="10pt" style:font-weight-complex="bold"/>
    </style:style>
    <style:style style:name="P39" style:family="paragraph" style:parent-style-name="Standard">
      <style:text-properties fo:font-variant="small-caps" fo:font-size="10pt" fo:font-weight="bold" officeooo:rsid="00867823" officeooo:paragraph-rsid="00867823" style:font-size-asian="10pt" style:font-weight-asian="bold" style:font-size-complex="10pt" style:font-weight-complex="bold"/>
    </style:style>
    <style:style style:name="P40" style:family="paragraph" style:parent-style-name="Standard">
      <style:paragraph-properties fo:line-height="150%"/>
      <style:text-properties fo:font-size="10pt" officeooo:rsid="000f1461" officeooo:paragraph-rsid="000f1461" style:font-size-asian="10pt" style:font-size-complex="10pt"/>
    </style:style>
    <style:style style:name="P41" style:family="paragraph" style:parent-style-name="Standard">
      <style:paragraph-properties fo:line-height="150%"/>
      <style:text-properties fo:font-size="10pt" officeooo:rsid="000f1461" officeooo:paragraph-rsid="00cb98e2" style:font-size-asian="10pt" style:font-size-complex="10pt"/>
    </style:style>
    <style:style style:name="P42" style:family="paragraph" style:parent-style-name="Standard">
      <style:paragraph-properties fo:line-height="150%"/>
      <style:text-properties fo:font-size="10pt" officeooo:rsid="000f1461" officeooo:paragraph-rsid="00b486d2" style:font-size-asian="10pt" style:font-size-complex="10pt"/>
    </style:style>
    <style:style style:name="P43" style:family="paragraph" style:parent-style-name="Standard">
      <style:paragraph-properties fo:line-height="150%"/>
      <style:text-properties fo:font-size="10pt" officeooo:rsid="000f1461" officeooo:paragraph-rsid="007fe1d6" style:font-size-asian="10pt" style:font-size-complex="10pt"/>
    </style:style>
    <style:style style:name="P44" style:family="paragraph" style:parent-style-name="Standard">
      <style:paragraph-properties fo:line-height="150%"/>
      <style:text-properties fo:font-size="5pt" officeooo:rsid="000f1461" officeooo:paragraph-rsid="000f1461" style:font-size-asian="5pt" style:font-size-complex="5pt"/>
    </style:style>
    <style:style style:name="P45" style:family="paragraph" style:parent-style-name="Standard">
      <style:text-properties fo:font-variant="normal" fo:text-transform="none" fo:font-size="10pt" fo:font-weight="normal" officeooo:rsid="00a7d586" officeooo:paragraph-rsid="00a7d586" style:font-size-asian="10pt" style:font-weight-asian="normal" style:font-size-complex="10pt" style:font-weight-complex="normal"/>
    </style:style>
    <style:style style:name="P46" style:family="paragraph" style:parent-style-name="Standard">
      <style:paragraph-properties fo:line-height="150%" fo:padding-left="0cm" fo:padding-right="0cm" fo:padding-top="0cm" fo:padding-bottom="0.074cm" fo:border-left="none" fo:border-right="none" fo:border-top="none" fo:border-bottom="0.06pt solid #000000" style:join-border="false"/>
      <style:text-properties fo:font-variant="small-caps" fo:font-size="5pt" fo:font-weight="bold" officeooo:rsid="00a82eb5" officeooo:paragraph-rsid="00867823" style:font-size-asian="5pt" style:font-weight-asian="bold" style:font-size-complex="5pt" style:font-weight-complex="bold"/>
    </style:style>
    <style:style style:name="P47" style:family="paragraph" style:parent-style-name="Standard" style:master-page-name="">
      <style:paragraph-properties fo:line-height="150%" fo:text-align="justify" style:justify-single-word="false" style:page-number="auto" style:shadow="none" style:writing-mode="page"/>
      <style:text-properties fo:font-size="10pt" officeooo:paragraph-rsid="00867823" style:font-size-asian="10pt" style:font-size-complex="10pt"/>
    </style:style>
    <style:style style:name="T1" style:family="text">
      <style:text-properties officeooo:rsid="0004ea5e"/>
    </style:style>
    <style:style style:name="T2" style:family="text">
      <style:text-properties fo:language="la" fo:country="VA"/>
    </style:style>
    <style:style style:name="T3" style:family="text">
      <style:text-properties fo:language="la" fo:country="VA" fo:font-style="italic" officeooo:rsid="00e23bb0" style:font-style-asian="italic" style:font-style-complex="italic"/>
    </style:style>
    <style:style style:name="T4" style:family="text">
      <style:text-properties fo:language="la" fo:country="VA" fo:font-style="italic" officeooo:rsid="00e3d790" style:font-style-asian="italic" style:font-style-complex="italic"/>
    </style:style>
    <style:style style:name="T5" style:family="text">
      <style:text-properties fo:language="la" fo:country="VA" officeooo:rsid="0005357e"/>
    </style:style>
    <style:style style:name="T6" style:family="text">
      <style:text-properties fo:language="la" fo:country="VA" officeooo:rsid="000e7a4b"/>
    </style:style>
    <style:style style:name="T7" style:family="text">
      <style:text-properties fo:language="la" fo:country="VA" officeooo:rsid="00195099"/>
    </style:style>
    <style:style style:name="T8" style:family="text">
      <style:text-properties fo:language="la" fo:country="VA" fo:font-style="normal" officeooo:rsid="0030fadf" style:font-style-asian="normal" style:font-style-complex="normal"/>
    </style:style>
    <style:style style:name="T9" style:family="text">
      <style:text-properties fo:language="la" fo:country="VA" fo:font-style="normal" officeooo:rsid="0031c07c" style:font-style-asian="normal" style:font-style-complex="normal"/>
    </style:style>
    <style:style style:name="T10" style:family="text">
      <style:text-properties fo:language="la" fo:country="VA" fo:font-style="normal" officeooo:rsid="003a38ac" style:font-style-asian="normal" style:font-style-complex="normal"/>
    </style:style>
    <style:style style:name="T11" style:family="text">
      <style:text-properties fo:language="la" fo:country="VA" fo:font-style="normal" officeooo:rsid="002aa416" style:font-style-asian="normal" style:font-style-complex="normal"/>
    </style:style>
    <style:style style:name="T12" style:family="text">
      <style:text-properties fo:language="la" fo:country="VA" fo:font-style="normal" officeooo:rsid="00071f0a" style:font-style-asian="normal" style:font-style-complex="normal"/>
    </style:style>
    <style:style style:name="T13" style:family="text">
      <style:text-properties fo:language="la" fo:country="VA" fo:font-style="normal" officeooo:rsid="003fdbb1" style:font-style-asian="normal" style:font-style-complex="normal"/>
    </style:style>
    <style:style style:name="T14" style:family="text">
      <style:text-properties fo:language="la" fo:country="VA" fo:font-style="normal" officeooo:rsid="005704f5" style:font-style-asian="normal" style:font-style-complex="normal"/>
    </style:style>
    <style:style style:name="T15" style:family="text">
      <style:text-properties fo:language="la" fo:country="VA" fo:font-style="normal" officeooo:rsid="007a216e" style:font-style-asian="normal" style:font-style-complex="normal"/>
    </style:style>
    <style:style style:name="T16" style:family="text">
      <style:text-properties fo:language="la" fo:country="VA" fo:font-style="normal" officeooo:rsid="00c33135" style:font-style-asian="normal" style:font-style-complex="normal"/>
    </style:style>
    <style:style style:name="T17" style:family="text">
      <style:text-properties fo:language="la" fo:country="VA" fo:font-style="normal" officeooo:rsid="00f2e0d3" style:font-style-asian="normal" style:font-style-complex="normal"/>
    </style:style>
    <style:style style:name="T18" style:family="text">
      <style:text-properties fo:language="la" fo:country="VA" fo:font-style="normal" officeooo:rsid="00f45618" style:font-style-asian="normal" style:font-style-complex="normal"/>
    </style:style>
    <style:style style:name="T19" style:family="text">
      <style:text-properties fo:language="la" fo:country="VA" fo:font-style="normal" officeooo:rsid="00f518cd" style:font-style-asian="normal" style:font-style-complex="normal"/>
    </style:style>
    <style:style style:name="T20" style:family="text">
      <style:text-properties fo:language="la" fo:country="VA" fo:font-style="normal" officeooo:rsid="00fda28d" style:font-style-asian="normal" style:font-style-complex="normal"/>
    </style:style>
    <style:style style:name="T21" style:family="text">
      <style:text-properties fo:language="la" fo:country="VA" fo:font-style="normal" officeooo:rsid="00fe7bb5" style:font-style-asian="normal" style:font-style-complex="normal"/>
    </style:style>
    <style:style style:name="T22" style:family="text">
      <style:text-properties fo:language="la" fo:country="VA" fo:font-style="normal" officeooo:rsid="0101a686" style:font-style-asian="normal" style:font-style-complex="normal"/>
    </style:style>
    <style:style style:name="T23" style:family="text">
      <style:text-properties fo:language="la" fo:country="VA" fo:font-style="normal" officeooo:rsid="010384bc" style:font-style-asian="normal" style:font-style-complex="normal"/>
    </style:style>
    <style:style style:name="T24" style:family="text">
      <style:text-properties fo:language="la" fo:country="VA" fo:font-style="normal" officeooo:rsid="01090f74" style:font-style-asian="normal" style:font-style-complex="normal"/>
    </style:style>
    <style:style style:name="T25" style:family="text">
      <style:text-properties fo:language="la" fo:country="VA" fo:font-style="normal" officeooo:rsid="010ae018" style:font-style-asian="normal" style:font-style-complex="normal"/>
    </style:style>
    <style:style style:name="T26" style:family="text">
      <style:text-properties fo:language="la" fo:country="VA" fo:font-style="normal" officeooo:rsid="01101db5" style:font-style-asian="normal" style:font-style-complex="normal"/>
    </style:style>
    <style:style style:name="T27" style:family="text">
      <style:text-properties fo:language="la" fo:country="VA" fo:font-style="normal" officeooo:rsid="011ab204" style:font-style-asian="normal" style:font-style-complex="normal"/>
    </style:style>
    <style:style style:name="T28" style:family="text">
      <style:text-properties fo:language="la" fo:country="VA" fo:font-style="normal" officeooo:rsid="012d222d" style:font-style-asian="normal" style:font-style-complex="normal"/>
    </style:style>
    <style:style style:name="T29" style:family="text">
      <style:text-properties fo:language="la" fo:country="VA" fo:font-style="normal" officeooo:rsid="012e8b79" style:font-style-asian="normal" style:font-style-complex="normal"/>
    </style:style>
    <style:style style:name="T30" style:family="text">
      <style:text-properties fo:language="la" fo:country="VA" fo:font-style="normal" officeooo:rsid="0131a805" style:font-style-asian="normal" style:font-style-complex="normal"/>
    </style:style>
    <style:style style:name="T31" style:family="text">
      <style:text-properties fo:language="la" fo:country="VA" fo:font-style="normal" officeooo:rsid="01325c68" style:font-style-asian="normal" style:font-style-complex="normal"/>
    </style:style>
    <style:style style:name="T32" style:family="text">
      <style:text-properties fo:language="la" fo:country="VA" fo:font-style="normal" officeooo:rsid="0133090c" style:font-style-asian="normal" style:font-style-complex="normal"/>
    </style:style>
    <style:style style:name="T33" style:family="text">
      <style:text-properties fo:language="la" fo:country="VA" fo:font-style="normal" officeooo:rsid="0134c3cf" style:font-style-asian="normal" style:font-style-complex="normal"/>
    </style:style>
    <style:style style:name="T34" style:family="text">
      <style:text-properties fo:language="la" fo:country="VA" fo:font-style="normal" officeooo:rsid="0136d415" style:font-style-asian="normal" style:font-style-complex="normal"/>
    </style:style>
    <style:style style:name="T35" style:family="text">
      <style:text-properties fo:language="la" fo:country="VA" fo:font-style="normal" officeooo:rsid="0137fd99" style:font-style-asian="normal" style:font-style-complex="normal"/>
    </style:style>
    <style:style style:name="T36" style:family="text">
      <style:text-properties fo:language="la" fo:country="VA" fo:font-style="normal" officeooo:rsid="01395f54" style:font-style-asian="normal" style:font-style-complex="normal"/>
    </style:style>
    <style:style style:name="T37" style:family="text">
      <style:text-properties fo:language="la" fo:country="VA" fo:font-style="normal" officeooo:rsid="013ab916" style:font-style-asian="normal" style:font-style-complex="normal"/>
    </style:style>
    <style:style style:name="T38" style:family="text">
      <style:text-properties fo:language="la" fo:country="VA" fo:font-style="normal" officeooo:rsid="013c5303" style:font-style-asian="normal" style:font-style-complex="normal"/>
    </style:style>
    <style:style style:name="T39" style:family="text">
      <style:text-properties fo:language="la" fo:country="VA" fo:font-style="normal" officeooo:rsid="013e38a0" style:font-style-asian="normal" style:font-style-complex="normal"/>
    </style:style>
    <style:style style:name="T40" style:family="text">
      <style:text-properties fo:language="la" fo:country="VA" fo:font-style="normal" officeooo:rsid="013e467b" style:font-style-asian="normal" style:font-style-complex="normal"/>
    </style:style>
    <style:style style:name="T41" style:family="text">
      <style:text-properties fo:language="la" fo:country="VA" fo:font-style="normal" officeooo:rsid="013e9907" style:font-style-asian="normal" style:font-style-complex="normal"/>
    </style:style>
    <style:style style:name="T42" style:family="text">
      <style:text-properties fo:language="la" fo:country="VA" fo:font-style="normal" officeooo:rsid="013fbfbf" style:font-style-asian="normal" style:font-style-complex="normal"/>
    </style:style>
    <style:style style:name="T43" style:family="text">
      <style:text-properties fo:language="la" fo:country="VA" fo:font-style="normal" officeooo:rsid="013fc9ea" style:font-style-asian="normal" style:font-style-complex="normal"/>
    </style:style>
    <style:style style:name="T44" style:family="text">
      <style:text-properties fo:language="la" fo:country="VA" fo:font-style="normal" officeooo:rsid="01461224" style:font-style-asian="normal" style:font-style-complex="normal"/>
    </style:style>
    <style:style style:name="T45" style:family="text">
      <style:text-properties fo:language="la" fo:country="VA" fo:font-style="normal" officeooo:rsid="000e7a4b" style:font-style-asian="normal" style:font-style-complex="normal"/>
    </style:style>
    <style:style style:name="T46" style:family="text">
      <style:text-properties fo:language="la" fo:country="VA" fo:font-style="normal" officeooo:rsid="00196eca" style:font-style-asian="normal" style:font-style-complex="normal"/>
    </style:style>
    <style:style style:name="T47" style:family="text">
      <style:text-properties fo:language="la" fo:country="VA" fo:font-style="normal" officeooo:rsid="001b60ce" style:font-style-asian="normal" style:font-style-complex="normal"/>
    </style:style>
    <style:style style:name="T48" style:family="text">
      <style:text-properties fo:language="la" fo:country="VA" fo:font-style="normal" officeooo:rsid="0098d17a" style:font-style-asian="normal" style:font-style-complex="normal"/>
    </style:style>
    <style:style style:name="T49" style:family="text">
      <style:text-properties fo:language="la" fo:country="VA" fo:font-style="normal" officeooo:rsid="011996c8" style:font-style-asian="normal" style:font-style-complex="normal"/>
    </style:style>
    <style:style style:name="T50" style:family="text">
      <style:text-properties fo:language="la" fo:country="VA" fo:font-style="normal" officeooo:rsid="011799ec" style:font-style-asian="normal" style:font-style-complex="normal"/>
    </style:style>
    <style:style style:name="T51" style:family="text">
      <style:text-properties fo:language="la" fo:country="VA" fo:font-style="normal" officeooo:rsid="0123f94f" style:font-style-asian="normal" style:font-style-complex="normal"/>
    </style:style>
    <style:style style:name="T52" style:family="text">
      <style:text-properties fo:language="la" fo:country="VA" fo:font-style="normal" officeooo:rsid="0123fcfd" style:font-style-asian="normal" style:font-style-complex="normal"/>
    </style:style>
    <style:style style:name="T53" style:family="text">
      <style:text-properties fo:language="la" fo:country="VA" fo:font-style="normal" officeooo:rsid="0125f03b" style:font-style-asian="normal" style:font-style-complex="normal"/>
    </style:style>
    <style:style style:name="T54" style:family="text">
      <style:text-properties fo:language="la" fo:country="VA" fo:font-style="normal" officeooo:rsid="0124ac38" style:font-style-asian="normal" style:font-style-complex="normal"/>
    </style:style>
    <style:style style:name="T55" style:family="text">
      <style:text-properties fo:language="la" fo:country="VA" fo:font-style="normal" officeooo:rsid="0127b2a2" style:font-style-asian="normal" style:font-style-complex="normal"/>
    </style:style>
    <style:style style:name="T56" style:family="text">
      <style:text-properties fo:language="la" fo:country="VA" fo:font-style="normal" officeooo:rsid="0128d2a8" style:font-style-asian="normal" style:font-style-complex="normal"/>
    </style:style>
    <style:style style:name="T57" style:family="text">
      <style:text-properties fo:language="la" fo:country="VA" fo:font-style="normal" officeooo:rsid="012a32a6" style:font-style-asian="normal" style:font-style-complex="normal"/>
    </style:style>
    <style:style style:name="T58" style:family="text">
      <style:text-properties fo:language="la" fo:country="VA" fo:font-style="normal" officeooo:rsid="014715ce" style:font-style-asian="normal" style:font-style-complex="normal"/>
    </style:style>
    <style:style style:name="T59" style:family="text">
      <style:text-properties fo:language="la" fo:country="VA" fo:font-style="normal" officeooo:rsid="012f067c" style:font-style-asian="normal" style:font-style-complex="normal"/>
    </style:style>
    <style:style style:name="T60" style:family="text">
      <style:text-properties fo:language="la" fo:country="VA" fo:font-style="normal" officeooo:rsid="01301739" style:font-style-asian="normal" style:font-style-complex="normal"/>
    </style:style>
    <style:style style:name="T61" style:family="text">
      <style:text-properties fo:language="la" fo:country="VA" fo:font-style="normal" officeooo:rsid="011c3ffe" style:font-style-asian="normal" style:font-style-complex="normal"/>
    </style:style>
    <style:style style:name="T62" style:family="text">
      <style:text-properties fo:language="la" fo:country="VA" fo:font-style="normal" officeooo:rsid="011ce661" style:font-style-asian="normal" style:font-style-complex="normal"/>
    </style:style>
    <style:style style:name="T63" style:family="text">
      <style:text-properties fo:language="la" fo:country="VA" fo:font-style="normal" officeooo:rsid="011e1e48" style:font-style-asian="normal" style:font-style-complex="normal"/>
    </style:style>
    <style:style style:name="T64" style:family="text">
      <style:text-properties fo:language="la" fo:country="VA" fo:font-style="normal" officeooo:rsid="0121c2bc" style:font-style-asian="normal" style:font-style-complex="normal"/>
    </style:style>
    <style:style style:name="T65" style:family="text">
      <style:text-properties fo:language="la" fo:country="VA" fo:font-style="normal" officeooo:rsid="011f545a" style:font-style-asian="normal" style:font-style-complex="normal"/>
    </style:style>
    <style:style style:name="T66" style:family="text">
      <style:text-properties fo:language="la" fo:country="VA" fo:font-style="normal" officeooo:rsid="0122a36b" style:font-style-asian="normal" style:font-style-complex="normal"/>
    </style:style>
    <style:style style:name="T67" style:family="text">
      <style:text-properties fo:language="la" fo:country="VA" fo:font-style="normal" officeooo:rsid="014d6352" style:font-style-asian="normal" style:font-style-complex="normal"/>
    </style:style>
    <style:style style:name="T68" style:family="text">
      <style:text-properties fo:language="la" fo:country="VA" fo:font-style="normal" officeooo:rsid="014f96a1" style:font-style-asian="normal" style:font-style-complex="normal"/>
    </style:style>
    <style:style style:name="T69" style:family="text">
      <style:text-properties fo:language="la" fo:country="VA" fo:font-style="normal" officeooo:rsid="014ff5f4" style:font-style-asian="normal" style:font-style-complex="normal"/>
    </style:style>
    <style:style style:name="T70" style:family="text">
      <style:text-properties fo:language="la" fo:country="VA" fo:font-style="normal" officeooo:rsid="01577d99" style:font-style-asian="normal" style:font-style-complex="normal"/>
    </style:style>
    <style:style style:name="T71" style:family="text">
      <style:text-properties fo:language="la" fo:country="VA" fo:font-style="normal" fo:font-weight="normal" officeooo:rsid="00196eca" style:font-style-asian="normal" style:font-weight-asian="normal" style:font-style-complex="normal" style:font-weight-complex="normal"/>
    </style:style>
    <style:style style:name="T72" style:family="text">
      <style:text-properties fo:language="la" fo:country="VA" officeooo:rsid="00282286"/>
    </style:style>
    <style:style style:name="T73" style:family="text">
      <style:text-properties fo:language="la" fo:country="VA" officeooo:rsid="002cc8f9"/>
    </style:style>
    <style:style style:name="T74" style:family="text">
      <style:text-properties fo:language="la" fo:country="VA" officeooo:rsid="002fd657"/>
    </style:style>
    <style:style style:name="T75" style:family="text">
      <style:text-properties fo:language="la" fo:country="VA" officeooo:rsid="0030fadf"/>
    </style:style>
    <style:style style:name="T76" style:family="text">
      <style:text-properties fo:language="la" fo:country="VA" officeooo:rsid="003fdbb1"/>
    </style:style>
    <style:style style:name="T77" style:family="text">
      <style:text-properties fo:language="la" fo:country="VA" officeooo:rsid="00071f0a"/>
    </style:style>
    <style:style style:name="T78" style:family="text">
      <style:text-properties fo:language="la" fo:country="VA" officeooo:rsid="0070b7d2"/>
    </style:style>
    <style:style style:name="T79" style:family="text">
      <style:text-properties fo:language="la" fo:country="VA" officeooo:rsid="0074e718"/>
    </style:style>
    <style:style style:name="T80" style:family="text">
      <style:text-properties fo:language="la" fo:country="VA" officeooo:rsid="007a216e"/>
    </style:style>
    <style:style style:name="T81" style:family="text">
      <style:text-properties fo:language="la" fo:country="VA" officeooo:rsid="00b3ecc0"/>
    </style:style>
    <style:style style:name="T82" style:family="text">
      <style:text-properties fo:language="la" fo:country="VA" officeooo:rsid="00b91416"/>
    </style:style>
    <style:style style:name="T83" style:family="text">
      <style:text-properties fo:language="la" fo:country="VA" officeooo:rsid="00baeed6"/>
    </style:style>
    <style:style style:name="T84" style:family="text">
      <style:text-properties fo:language="la" fo:country="VA" officeooo:rsid="00bc8134"/>
    </style:style>
    <style:style style:name="T85" style:family="text">
      <style:text-properties fo:language="la" fo:country="VA" officeooo:rsid="00bf98f7"/>
    </style:style>
    <style:style style:name="T86" style:family="text">
      <style:text-properties fo:language="la" fo:country="VA" officeooo:rsid="00bfb0a3"/>
    </style:style>
    <style:style style:name="T87" style:family="text">
      <style:text-properties fo:language="la" fo:country="VA" officeooo:rsid="00c33135"/>
    </style:style>
    <style:style style:name="T88" style:family="text">
      <style:text-properties fo:language="la" fo:country="VA" officeooo:rsid="00e0dad8"/>
    </style:style>
    <style:style style:name="T89" style:family="text">
      <style:text-properties fo:language="la" fo:country="VA" officeooo:rsid="00e23bb0"/>
    </style:style>
    <style:style style:name="T90" style:family="text">
      <style:text-properties fo:language="la" fo:country="VA" officeooo:rsid="00e815e1"/>
    </style:style>
    <style:style style:name="T91" style:family="text">
      <style:text-properties fo:language="la" fo:country="VA" officeooo:rsid="00eab140"/>
    </style:style>
    <style:style style:name="T92" style:family="text">
      <style:text-properties fo:language="la" fo:country="VA" officeooo:rsid="00ecff32"/>
    </style:style>
    <style:style style:name="T93" style:family="text">
      <style:text-properties fo:language="la" fo:country="VA" officeooo:rsid="00eedbdd"/>
    </style:style>
    <style:style style:name="T94" style:family="text">
      <style:text-properties officeooo:rsid="00071f0a"/>
    </style:style>
    <style:style style:name="T95" style:family="text">
      <style:text-properties officeooo:rsid="000fc8e2"/>
    </style:style>
    <style:style style:name="T96" style:family="text">
      <style:text-properties style:text-position="super 58%" fo:font-weight="bold" style:font-weight-asian="bold" style:font-weight-complex="bold"/>
    </style:style>
    <style:style style:name="T97" style:family="text">
      <style:text-properties style:text-position="super 58%" fo:language="la" fo:country="VA" fo:font-style="normal" officeooo:rsid="010384bc" style:font-style-asian="normal" style:font-style-complex="normal"/>
    </style:style>
    <style:style style:name="T98" style:family="text">
      <style:text-properties officeooo:rsid="007fe1d6"/>
    </style:style>
    <style:style style:name="T99" style:family="text">
      <style:text-properties officeooo:rsid="00829106"/>
    </style:style>
    <style:style style:name="T100" style:family="text">
      <style:text-properties fo:font-weight="bold" style:font-weight-asian="bold" style:font-weight-complex="bold"/>
    </style:style>
    <style:style style:name="T101" style:family="text">
      <style:text-properties fo:font-weight="bold" officeooo:rsid="00829106" style:font-weight-asian="bold" style:font-weight-complex="bold"/>
    </style:style>
    <style:style style:name="T102" style:family="text">
      <style:text-properties fo:font-weight="bold" officeooo:rsid="0084717c" style:font-weight-asian="bold" style:font-weight-complex="bold"/>
    </style:style>
    <style:style style:name="T103" style:family="text">
      <style:text-properties fo:font-weight="bold" officeooo:rsid="00e0dad8" style:font-weight-asian="bold" style:font-weight-complex="bold"/>
    </style:style>
    <style:style style:name="T104" style:family="text">
      <style:text-properties officeooo:rsid="0084717c"/>
    </style:style>
    <style:style style:name="T105" style:family="text">
      <style:text-properties fo:font-size="10pt" officeooo:rsid="00a7d586" style:font-size-asian="10pt" style:font-size-complex="10pt"/>
    </style:style>
    <style:style style:name="T106" style:family="text">
      <style:text-properties fo:font-size="10pt" fo:language="la" fo:country="VA" fo:font-style="normal" officeooo:rsid="000e7a4b" style:font-size-asian="10pt" style:font-style-asian="normal" style:font-size-complex="10pt" style:font-style-complex="normal"/>
    </style:style>
    <style:style style:name="T107" style:family="text">
      <style:text-properties fo:font-size="10pt" fo:language="la" fo:country="VA" fo:font-style="normal" officeooo:rsid="007a216e" style:font-size-asian="10pt" style:font-style-asian="normal" style:font-size-complex="10pt" style:font-style-complex="normal"/>
    </style:style>
    <style:style style:name="T108" style:family="text">
      <style:text-properties fo:font-size="10pt" fo:language="la" fo:country="VA" fo:font-style="normal" officeooo:rsid="00071f0a" style:font-size-asian="10pt" style:font-style-asian="normal" style:font-size-complex="10pt" style:font-style-complex="normal"/>
    </style:style>
    <style:style style:name="T109" style:family="text">
      <style:text-properties fo:font-size="10pt" fo:language="la" fo:country="VA" fo:font-style="normal" officeooo:rsid="003fdbb1" style:font-size-asian="10pt" style:font-style-asian="normal" style:font-size-complex="10pt" style:font-style-complex="normal"/>
    </style:style>
    <style:style style:name="T110" style:family="text">
      <style:text-properties fo:font-size="10pt" fo:language="la" fo:country="VA" fo:font-style="normal" officeooo:rsid="00196eca" style:font-size-asian="10pt" style:font-style-asian="normal" style:font-size-complex="10pt" style:font-style-complex="normal"/>
    </style:style>
    <style:style style:name="T111" style:family="text">
      <style:text-properties fo:font-size="10pt" fo:language="la" fo:country="VA" fo:font-style="normal" officeooo:rsid="001b60ce" style:font-size-asian="10pt" style:font-style-asian="normal" style:font-size-complex="10pt" style:font-style-complex="normal"/>
    </style:style>
    <style:style style:name="T112" style:family="text">
      <style:text-properties fo:font-size="10pt" fo:language="la" fo:country="VA" fo:font-style="normal" officeooo:rsid="0098d17a" style:font-size-asian="10pt" style:font-style-asian="normal" style:font-size-complex="10pt" style:font-style-complex="normal"/>
    </style:style>
    <style:style style:name="T113" style:family="text">
      <style:text-properties fo:font-size="10pt" fo:language="la" fo:country="VA" fo:font-style="normal" officeooo:rsid="00be27ca" style:font-size-asian="10pt" style:font-style-asian="normal" style:font-size-complex="10pt" style:font-style-complex="normal"/>
    </style:style>
    <style:style style:name="T114" style:family="text">
      <style:text-properties fo:font-size="10pt" fo:language="la" fo:country="VA" fo:font-style="normal" officeooo:rsid="0030fadf" style:font-size-asian="10pt" style:font-style-asian="normal" style:font-size-complex="10pt" style:font-style-complex="normal"/>
    </style:style>
    <style:style style:name="T115" style:family="text">
      <style:text-properties fo:font-size="10pt" fo:language="la" fo:country="VA" fo:font-style="normal" officeooo:rsid="00e61836" style:font-size-asian="10pt" style:font-style-asian="normal" style:font-size-complex="10pt" style:font-style-complex="normal"/>
    </style:style>
    <style:style style:name="T116" style:family="text">
      <style:text-properties fo:font-size="10pt" fo:language="la" fo:country="VA" fo:font-style="normal" officeooo:rsid="003a38ac" style:font-size-asian="10pt" style:font-style-asian="normal" style:font-size-complex="10pt" style:font-style-complex="normal"/>
    </style:style>
    <style:style style:name="T117" style:family="text">
      <style:text-properties fo:font-size="10pt" fo:language="la" fo:country="VA" fo:font-style="normal" officeooo:rsid="0031c07c" style:font-size-asian="10pt" style:font-style-asian="normal" style:font-size-complex="10pt" style:font-style-complex="normal"/>
    </style:style>
    <style:style style:name="T118" style:family="text">
      <style:text-properties fo:font-size="10pt" fo:language="la" fo:country="VA" fo:font-style="normal" officeooo:rsid="00f2e0d3" style:font-size-asian="10pt" style:font-style-asian="normal" style:font-size-complex="10pt" style:font-style-complex="normal"/>
    </style:style>
    <style:style style:name="T119" style:family="text">
      <style:text-properties fo:font-size="10pt" fo:language="la" fo:country="VA" fo:font-style="normal" officeooo:rsid="00c33135" style:font-size-asian="10pt" style:font-style-asian="normal" style:font-size-complex="10pt" style:font-style-complex="normal"/>
    </style:style>
    <style:style style:name="T120" style:family="text">
      <style:text-properties fo:font-size="10pt" fo:language="la" fo:country="VA" fo:font-style="normal" officeooo:rsid="00fe7bb5" style:font-size-asian="10pt" style:font-style-asian="normal" style:font-size-complex="10pt" style:font-style-complex="normal"/>
    </style:style>
    <style:style style:name="T121" style:family="text">
      <style:text-properties fo:font-size="10pt" fo:language="la" fo:country="VA" fo:font-style="normal" officeooo:rsid="01101db5" style:font-size-asian="10pt" style:font-style-asian="normal" style:font-size-complex="10pt" style:font-style-complex="normal"/>
    </style:style>
    <style:style style:name="T122" style:family="text">
      <style:text-properties fo:font-size="10pt" fo:language="la" fo:country="VA" fo:font-style="normal" officeooo:rsid="011799ec" style:font-size-asian="10pt" style:font-style-asian="normal" style:font-size-complex="10pt" style:font-style-complex="normal"/>
    </style:style>
    <style:style style:name="T123" style:family="text">
      <style:text-properties fo:font-size="10pt" fo:language="la" fo:country="VA" fo:font-style="normal" officeooo:rsid="011996c8" style:font-size-asian="10pt" style:font-style-asian="normal" style:font-size-complex="10pt" style:font-style-complex="normal"/>
    </style:style>
    <style:style style:name="T124" style:family="text">
      <style:text-properties fo:font-size="10pt" fo:language="la" fo:country="VA" fo:font-style="normal" officeooo:rsid="011ab204" style:font-size-asian="10pt" style:font-style-asian="normal" style:font-size-complex="10pt" style:font-style-complex="normal"/>
    </style:style>
    <style:style style:name="T125" style:family="text">
      <style:text-properties fo:font-size="10pt" fo:language="la" fo:country="VA" fo:font-style="normal" officeooo:rsid="011c3ffe" style:font-size-asian="10pt" style:font-style-asian="normal" style:font-size-complex="10pt" style:font-style-complex="normal"/>
    </style:style>
    <style:style style:name="T126" style:family="text">
      <style:text-properties fo:font-size="10pt" fo:language="la" fo:country="VA" fo:font-style="normal" officeooo:rsid="011ce661" style:font-size-asian="10pt" style:font-style-asian="normal" style:font-size-complex="10pt" style:font-style-complex="normal"/>
    </style:style>
    <style:style style:name="T127" style:family="text">
      <style:text-properties fo:font-size="10pt" fo:language="la" fo:country="VA" fo:font-style="normal" officeooo:rsid="011e1e48" style:font-size-asian="10pt" style:font-style-asian="normal" style:font-size-complex="10pt" style:font-style-complex="normal"/>
    </style:style>
    <style:style style:name="T128" style:family="text">
      <style:text-properties fo:font-size="10pt" fo:language="la" fo:country="VA" fo:font-style="normal" officeooo:rsid="011f545a" style:font-size-asian="10pt" style:font-style-asian="normal" style:font-size-complex="10pt" style:font-style-complex="normal"/>
    </style:style>
    <style:style style:name="T129" style:family="text">
      <style:text-properties fo:font-size="10pt" fo:language="la" fo:country="VA" fo:font-style="normal" officeooo:rsid="01202ff3" style:font-size-asian="10pt" style:font-style-asian="normal" style:font-size-complex="10pt" style:font-style-complex="normal"/>
    </style:style>
    <style:style style:name="T130" style:family="text">
      <style:text-properties fo:font-size="10pt" fo:language="la" fo:country="VA" fo:font-style="normal" officeooo:rsid="0121c2bc" style:font-size-asian="10pt" style:font-style-asian="normal" style:font-size-complex="10pt" style:font-style-complex="normal"/>
    </style:style>
    <style:style style:name="T131" style:family="text">
      <style:text-properties fo:font-size="10pt" fo:language="la" fo:country="VA" fo:font-style="normal" officeooo:rsid="0122a36b" style:font-size-asian="10pt" style:font-style-asian="normal" style:font-size-complex="10pt" style:font-style-complex="normal"/>
    </style:style>
    <style:style style:name="T132" style:family="text">
      <style:text-properties fo:font-size="10pt" fo:language="la" fo:country="VA" fo:font-style="normal" officeooo:rsid="0123f94f" style:font-size-asian="10pt" style:font-style-asian="normal" style:font-size-complex="10pt" style:font-style-complex="normal"/>
    </style:style>
    <style:style style:name="T133" style:family="text">
      <style:text-properties fo:font-size="10pt" fo:language="la" fo:country="VA" fo:font-style="normal" officeooo:rsid="0123fcfd" style:font-size-asian="10pt" style:font-style-asian="normal" style:font-size-complex="10pt" style:font-style-complex="normal"/>
    </style:style>
    <style:style style:name="T134" style:family="text">
      <style:text-properties fo:font-size="10pt" fo:language="la" fo:country="VA" fo:font-style="normal" officeooo:rsid="0124ac38" style:font-size-asian="10pt" style:font-style-asian="normal" style:font-size-complex="10pt" style:font-style-complex="normal"/>
    </style:style>
    <style:style style:name="T135" style:family="text">
      <style:text-properties fo:font-size="10pt" fo:language="la" fo:country="VA" fo:font-style="normal" officeooo:rsid="0125f03b" style:font-size-asian="10pt" style:font-style-asian="normal" style:font-size-complex="10pt" style:font-style-complex="normal"/>
    </style:style>
    <style:style style:name="T136" style:family="text">
      <style:text-properties fo:font-size="10pt" fo:language="la" fo:country="VA" fo:font-style="normal" officeooo:rsid="0127b2a2" style:font-size-asian="10pt" style:font-style-asian="normal" style:font-size-complex="10pt" style:font-style-complex="normal"/>
    </style:style>
    <style:style style:name="T137" style:family="text">
      <style:text-properties fo:font-size="10pt" fo:language="la" fo:country="VA" fo:font-style="normal" officeooo:rsid="0128d2a8" style:font-size-asian="10pt" style:font-style-asian="normal" style:font-size-complex="10pt" style:font-style-complex="normal"/>
    </style:style>
    <style:style style:name="T138" style:family="text">
      <style:text-properties fo:font-size="10pt" fo:language="la" fo:country="VA" fo:font-style="normal" officeooo:rsid="012a32a6" style:font-size-asian="10pt" style:font-style-asian="normal" style:font-size-complex="10pt" style:font-style-complex="normal"/>
    </style:style>
    <style:style style:name="T139" style:family="text">
      <style:text-properties fo:font-size="10pt" fo:language="la" fo:country="VA" fo:font-style="normal" officeooo:rsid="012b0af7" style:font-size-asian="10pt" style:font-style-asian="normal" style:font-size-complex="10pt" style:font-style-complex="normal"/>
    </style:style>
    <style:style style:name="T140" style:family="text">
      <style:text-properties fo:font-size="10pt" fo:language="la" fo:country="VA" fo:font-style="normal" officeooo:rsid="012d0a74" style:font-size-asian="10pt" style:font-style-asian="normal" style:font-size-complex="10pt" style:font-style-complex="normal"/>
    </style:style>
    <style:style style:name="T141" style:family="text">
      <style:text-properties fo:font-size="10pt" fo:language="la" fo:country="VA" fo:font-style="normal" officeooo:rsid="012e8b79" style:font-size-asian="10pt" style:font-style-asian="normal" style:font-size-complex="10pt" style:font-style-complex="normal"/>
    </style:style>
    <style:style style:name="T142" style:family="text">
      <style:text-properties fo:font-size="10pt" fo:language="la" fo:country="VA" fo:font-style="normal" officeooo:rsid="012f067c" style:font-size-asian="10pt" style:font-style-asian="normal" style:font-size-complex="10pt" style:font-style-complex="normal"/>
    </style:style>
    <style:style style:name="T143" style:family="text">
      <style:text-properties fo:font-size="10pt" fo:language="la" fo:country="VA" fo:font-style="normal" officeooo:rsid="01301739" style:font-size-asian="10pt" style:font-style-asian="normal" style:font-size-complex="10pt" style:font-style-complex="normal"/>
    </style:style>
    <style:style style:name="T144" style:family="text">
      <style:text-properties fo:font-size="10pt" fo:language="la" fo:country="VA" fo:font-style="normal" officeooo:rsid="014d6352" style:font-size-asian="10pt" style:font-style-asian="normal" style:font-size-complex="10pt" style:font-style-complex="normal"/>
    </style:style>
    <style:style style:name="T145" style:family="text">
      <style:text-properties fo:font-size="10pt" fo:language="la" fo:country="VA" fo:font-style="normal" fo:font-weight="normal" officeooo:rsid="00196eca" style:font-size-asian="10pt" style:font-style-asian="normal" style:font-weight-asian="normal" style:font-size-complex="10pt" style:font-style-complex="normal" style:font-weight-complex="normal"/>
    </style:style>
    <style:style style:name="T146" style:family="text">
      <style:text-properties fo:font-size="10pt" fo:language="la" fo:country="VA" style:font-size-asian="10pt" style:font-size-complex="10pt"/>
    </style:style>
    <style:style style:name="T147" style:family="text">
      <style:text-properties fo:font-size="10pt" fo:language="la" fo:country="VA" officeooo:rsid="00282286" style:font-size-asian="10pt" style:font-size-complex="10pt"/>
    </style:style>
    <style:style style:name="T148" style:family="text">
      <style:text-properties fo:font-size="10pt" fo:language="la" fo:country="VA" officeooo:rsid="007a216e" style:font-size-asian="10pt" style:font-size-complex="10pt"/>
    </style:style>
    <style:style style:name="T149" style:family="text">
      <style:text-properties fo:font-size="10pt" fo:language="la" fo:country="VA" officeooo:rsid="00071f0a" style:font-size-asian="10pt" style:font-size-complex="10pt"/>
    </style:style>
    <style:style style:name="T150" style:family="text">
      <style:text-properties fo:font-size="10pt" fo:language="la" fo:country="VA" officeooo:rsid="003fdbb1" style:font-size-asian="10pt" style:font-size-complex="10pt"/>
    </style:style>
    <style:style style:name="T151" style:family="text">
      <style:text-properties fo:font-size="10pt" fo:language="la" fo:country="VA" officeooo:rsid="00bfb0a3" style:font-size-asian="10pt" style:font-size-complex="10pt"/>
    </style:style>
    <style:style style:name="T152" style:family="text">
      <style:text-properties fo:font-size="10pt" fo:language="la" fo:country="VA" officeooo:rsid="002cc8f9" style:font-size-asian="10pt" style:font-size-complex="10pt"/>
    </style:style>
    <style:style style:name="T153" style:family="text">
      <style:text-properties fo:font-size="10pt" fo:language="la" fo:country="VA" officeooo:rsid="00c33135" style:font-size-asian="10pt" style:font-size-complex="10pt"/>
    </style:style>
    <style:style style:name="T154" style:family="text">
      <style:text-properties fo:font-size="10pt" fo:language="la" fo:country="VA" officeooo:rsid="00b3ecc0" style:font-size-asian="10pt" style:font-size-complex="10pt"/>
    </style:style>
    <style:style style:name="T155" style:family="text">
      <style:text-properties fo:font-size="10pt" fo:language="la" fo:country="VA" officeooo:rsid="00eab140" style:font-size-asian="10pt" style:font-size-complex="10pt"/>
    </style:style>
    <style:style style:name="T156" style:family="text">
      <style:text-properties fo:font-size="10pt" fo:language="la" fo:country="VA" officeooo:rsid="00ecff32" style:font-size-asian="10pt" style:font-size-complex="10pt"/>
    </style:style>
    <style:style style:name="T157" style:family="text">
      <style:text-properties fo:font-size="10pt" fo:language="la" fo:country="VA" officeooo:rsid="00eedbdd" style:font-size-asian="10pt" style:font-size-complex="10pt"/>
    </style:style>
    <style:style style:name="T158" style:family="text">
      <style:text-properties fo:font-size="10pt" fo:language="el" fo:country="GR" fo:font-style="normal" fo:font-weight="normal" officeooo:rsid="00196eca" style:font-size-asian="10pt" style:font-style-asian="normal" style:font-weight-asian="normal" style:font-size-complex="10pt" style:font-style-complex="normal" style:font-weight-complex="normal"/>
    </style:style>
    <style:style style:name="T159" style:family="text">
      <style:text-properties fo:font-variant="normal" fo:text-transform="none" fo:font-size="10pt" fo:font-weight="normal" officeooo:rsid="00a7d586" style:font-size-asian="10pt" style:font-weight-asian="normal" style:font-size-complex="10pt" style:font-weight-complex="normal"/>
    </style:style>
    <style:style style:name="T160" style:family="text">
      <style:text-properties fo:font-variant="normal" fo:text-transform="none" fo:font-weight="normal" officeooo:rsid="00a7d586" style:font-weight-asian="normal" style:font-weight-complex="normal"/>
    </style:style>
    <style:style style:name="T161" style:family="text">
      <style:text-properties fo:font-style="italic" officeooo:rsid="00e0dad8" style:font-style-asian="italic" style:font-style-complex="italic"/>
    </style:style>
    <style:style style:name="T162" style:family="text">
      <style:text-properties fo:language="el" fo:country="GR" fo:font-style="normal" fo:font-weight="normal" officeooo:rsid="00196eca" style:font-style-asian="normal" style:font-weight-asian="normal" style:font-style-complex="normal" style:font-weight-complex="normal"/>
    </style:style>
    <style:style style:name="T163" style:family="text">
      <style:text-properties officeooo:rsid="00a7d58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100">consulter Wikipedia / </text:span><text:span text:style-name="T103">3</text:span><text:span text:style-name="T96">e</text:span></text:p>
      <text:p text:style-name="P3"/>
      <text:p text:style-name="P38">ce qu’il faut savoir faire</text:p>
      <text:p text:style-name="P37"/>
      <text:p text:style-name="P43">▶ ouvrir un navigateur, ouvrir plusieurs onglets, <text:span text:style-name="T98">les fermer, circuler entre les onglets</text:span></text:p>
      <text:p text:style-name="P43">▶ <text:span text:style-name="T95">faire une recherche dans Wikipedia : encart à droite, table des matières, liens hypertextes</text:span></text:p>
      <text:p text:style-name="P44"/>
      <text:p text:style-name="P40">▶ <text:span text:style-name="T99">savoir cliquer sur un lien, </text:span><text:span text:style-name="T101">et notamment sur une année</text:span></text:p>
      <text:p text:style-name="P40">▶ <text:span text:style-name="T99">savoir consulter l’encart à droite</text:span></text:p>
      <text:p text:style-name="P40">▶ <text:span text:style-name="T99">savoir utiliser une page d’homonymie</text:span></text:p>
      <text:p text:style-name="P42">▶ <text:span text:style-name="T99">savoir passer d’une langue à l’autre</text:span></text:p>
      <text:p text:style-name="P41">▶ <text:span text:style-name="T99">savoir chercher un mot à l’aide de CTRL+F</text:span></text:p>
      <text:p text:style-name="P44"/>
      <text:p text:style-name="P40">▶ <text:span text:style-name="T102">savoir faire preuve de bon sens</text:span><text:span text:style-name="T104">, quel que soit le résultat de la recherche.</text:span></text:p>
      <text:p text:style-name="P46"/>
      <text:p text:style-name="P2"/>
      <text:p text:style-name="P39"><text:span text:style-name="T163">application : </text:span><text:span text:style-name="T160">Répondez aux questions suivantes grâce à Wikipedia :</text:span></text:p>
      <text:p text:style-name="P45"/>
      <text:p text:style-name="P47">☐ <text:span text:style-name="T94">(01/d1) compléter le nom scientifique (donc latin) du chien : </text:span></text:p>
      <text:p text:style-name="P18"><text:span text:style-name="T2">☐ (</text:span><text:span text:style-name="T5">0</text:span><text:span text:style-name="T2">2/</text:span><text:span text:style-name="T76">d1</text:span><text:span text:style-name="T2">) </text:span><text:span text:style-name="T88">Jacques Chirac est décédé en l'an...</text:span></text:p>
      <text:p text:style-name="P19"><text:span text:style-name="T6">☐ (</text:span><text:span text:style-name="T2">0</text:span><text:span text:style-name="T80">3</text:span><text:span text:style-name="T77">/</text:span><text:span text:style-name="T76">d1</text:span><text:span text:style-name="T2">) </text:span><text:span text:style-name="T7">Le drapeau d</text:span><text:span text:style-name="T82">e l</text:span><text:span text:style-name="T89">'Irlande du Nord a pour couleurs...</text:span></text:p>
      <text:p text:style-name="P20"><text:span text:style-name="T78">☐ (</text:span><text:span text:style-name="T79">0</text:span><text:span text:style-name="T80">4</text:span><text:span text:style-name="T79">/d2</text:span><text:span text:style-name="T7">) </text:span><text:span text:style-name="T89">En quelle année Hécate est-elle née ?</text:span></text:p>
      <text:p text:style-name="P21"><text:span text:style-name="T7">☐ (</text:span><text:span text:style-name="T2">0</text:span><text:span text:style-name="T80">5</text:span><text:span text:style-name="T77">/</text:span><text:span text:style-name="T76">d2</text:span><text:span text:style-name="T2">) </text:span><text:span text:style-name="T89">Val de Meuse fait partie du canton de...</text:span></text:p>
      <text:p text:style-name="P25"><text:span text:style-name="T45">☐ (0</text:span><text:span text:style-name="T15">6</text:span><text:span text:style-name="T12">/</text:span><text:span text:style-name="T13">d2</text:span><text:span text:style-name="T45">) </text:span><text:span text:style-name="T46">la lettre </text:span><text:span text:style-name="T162">Λ</text:span><text:span text:style-name="T71"> </text:span><text:span text:style-name="T46"><text:s/></text:span><text:span text:style-name="T47">est la ... lettre de l’alphabet grec </text:span><text:span text:style-name="T48">(donner son numéro)</text:span></text:p>
      <text:p text:style-name="P22"><text:span text:style-name="T2">☐ (0</text:span><text:span text:style-name="T80">7</text:span><text:span text:style-name="T77">/</text:span><text:span text:style-name="T76">d2</text:span><text:span text:style-name="T2">) </text:span><text:span text:style-name="T6">En a</text:span><text:span text:style-name="T90">llemand</text:span><text:span text:style-name="T6">, </text:span><text:span text:style-name="T90">le phénix</text:span><text:span text:style-name="T6"> s’appelle... </text:span><text:span text:style-name="T90">(n’oubliez pas l’article défini !)</text:span></text:p>
      <text:p text:style-name="P23"><text:span text:style-name="T72">☐ (</text:span><text:span text:style-name="T2">0</text:span><text:span text:style-name="T80">8</text:span><text:span text:style-name="T77">/</text:span><text:span text:style-name="T76">d3</text:span><text:span text:style-name="T2">) Combien d’habitants compte </text:span><text:span text:style-name="T92">Langres</text:span><text:span text:style-name="T86"> </text:span><text:span text:style-name="T2">?</text:span></text:p>
      <text:p text:style-name="P24"><text:span text:style-name="T91">☐ (</text:span><text:span text:style-name="T80">09</text:span><text:span text:style-name="T91">/</text:span><text:span text:style-name="T76">d3</text:span><text:span text:style-name="T91">) </text:span><text:span text:style-name="T73">Quel roi </text:span><text:span text:style-name="T87">précède le</text:span><text:span text:style-name="T81"> roi français</text:span><text:span text:style-name="T73"> </text:span><text:span text:style-name="T91">Louis X</text:span><text:span text:style-name="T93">III</text:span><text:span text:style-name="T91"> ?</text:span></text:p>
      <text:p text:style-name="P26"><text:span text:style-name="T8">☐ (</text:span><text:span text:style-name="T9">1</text:span><text:span text:style-name="T15">0</text:span><text:span text:style-name="T12">/</text:span><text:span text:style-name="T13">d</text:span><text:span text:style-name="T17">4</text:span><text:span text:style-name="T9">) </text:span><text:span text:style-name="T10">Quel président de la </text:span><text:span text:style-name="T17">cinquième </text:span><text:span text:style-name="T10">République </text:span><text:span text:style-name="T16">précède</text:span><text:span text:style-name="T10"> </text:span><text:bookmark text:name="firstHeading11"/><text:span text:style-name="T17">Charles de Gaul</text:span><text:span text:style-name="T67">l</text:span><text:span text:style-name="T17">e</text:span><text:span text:style-name="T10"> ?</text:span></text:p>
      <text:p text:style-name="P27"><text:span text:style-name="T8">☐ (</text:span><text:span text:style-name="T9">1</text:span><text:span text:style-name="T23">1</text:span><text:span text:style-name="T12">/</text:span><text:span text:style-name="T13">d</text:span><text:span text:style-name="T17">4</text:span><text:span text:style-name="T9">) </text:span><text:span text:style-name="T23">Dans la famille Poincaré, donnez le prénom de l’illustre mathématicien du XIX</text:span><text:span text:style-name="T97">e</text:span><text:span text:style-name="T23"> siècle.</text:span></text:p>
      <text:p text:style-name="P28"><text:span text:style-name="T8">☐ (1</text:span><text:span text:style-name="T28">2</text:span><text:span text:style-name="T14">/d5) </text:span><text:span text:style-name="T24">L’année où le Boeing 777 a été construit pour la première fois commençait par quel jour de la semaine ?</text:span></text:p>
      <text:p text:style-name="P29"><text:span text:style-name="T8">☐ (1</text:span><text:span text:style-name="T30">3</text:span><text:span text:style-name="T14">/d</text:span><text:span text:style-name="T34">6</text:span><text:span text:style-name="T14">) </text:span><text:span text:style-name="T31">Un CDI est un centre de documentation et d’information mais c’est aussi un type de moteur. </text:span><text:span text:style-name="T33">En q</text:span><text:span text:style-name="T31">uelle </text:span><text:span text:style-name="T33">année l’</text:span><text:span text:style-name="T31">entreprise </text:span><text:span text:style-name="T32">allemande </text:span><text:span text:style-name="T33">qui </text:span><text:span text:style-name="T32">développa ce moteur </text:span><text:span text:style-name="T33">fut-elle fondée ?</text:span></text:p>
      <text:p text:style-name="P30"><text:span text:style-name="T8">☐ (1</text:span><text:span text:style-name="T35">4</text:span><text:span text:style-name="T14">/d</text:span><text:span text:style-name="T38">6</text:span><text:span text:style-name="T14">) </text:span><text:span text:style-name="T36">Le boustrophédon est un type d’écriture maintenant abandonné. </text:span><text:span text:style-name="T39">Il</text:span><text:span text:style-name="T37"> fut utilisé par exemple sur une île lointaine. Quelle est la superficie de cette île ?</text:span></text:p>
      <text:p text:style-name="P31"><text:span text:style-name="T8">☐ (1</text:span><text:span text:style-name="T38">5</text:span><text:span text:style-name="T14">/d</text:span><text:span text:style-name="T43">7</text:span><text:span text:style-name="T14">) </text:span><text:span text:style-name="T40">La constellation de Persée </text:span><text:span text:style-name="T41">possède une étoile remarquable parce qu’elle</text:span><text:span text:style-name="T70"> est</text:span><text:span text:style-name="T41"> variable : elle ne brille pas tout le temps de la même manière.</text:span><text:span text:style-name="T42"> Cette étoile porte </text:span><text:span text:style-name="T43">le</text:span><text:span text:style-name="T42"> nom arabe </text:span><text:span text:style-name="T43">d’un monstre apparaissant dans un recueil de contes. Comment s’appelle ce recueil ?</text:span></text:p>
      <text:p text:style-name="P32"><text:span text:style-name="T8">☐ (</text:span><text:span text:style-name="T9">1</text:span><text:span text:style-name="T29">6</text:span><text:span text:style-name="T12">/</text:span><text:span text:style-name="T13">d</text:span><text:span text:style-name="T21">8</text:span><text:span text:style-name="T9">) </text:span><text:span text:style-name="T20">La France possède deux monnaies officielles, l’euro et et une autre. Donnez les trois lettres décrivant de façon abrégée cette deuxième monnaie</text:span><text:span text:style-name="T44">.</text:span></text:p>
      <text:p text:style-name="P33"><text:span text:style-name="T8">☐ (</text:span><text:span text:style-name="T49">1</text:span><text:span text:style-name="T29">7</text:span><text:span text:style-name="T12">/</text:span><text:span text:style-name="T13">d</text:span><text:span text:style-name="T21">8</text:span><text:span text:style-name="T9">) </text:span><text:span text:style-name="T26">Le chanteur Barry White </text:span><text:span text:style-name="T50">refusa de donner sa voix à une série états-unienne, jugeant son ton trop corrosif. Depuis quand cette série existe-t-elle ?</text:span></text:p>
      <text:p text:style-name="P34"><text:span text:style-name="T8">☐ (</text:span><text:span text:style-name="T51">1</text:span><text:span text:style-name="T29">8</text:span><text:span text:style-name="T12">/</text:span><text:span text:style-name="T13">d</text:span><text:span text:style-name="T27">9</text:span><text:span text:style-name="T9">) </text:span><text:span text:style-name="T52">Laocoon est un prêtre troyen qui met en garde </text:span><text:span text:style-name="T53">les Troyens </text:span><text:span text:style-name="T54">contre le cheval de Troie. </text:span><text:span text:style-name="T55">Un poète latin, Virgile, lui fera dire une phrase célèbre. </text:span><text:span text:style-name="T56">Dans quel album d’Astérix </text:span><text:span text:style-name="T57">cette célèbre</text:span><text:span text:style-name="T56"> phrase apparaît-elle ?</text:span></text:p>
      <text:p text:style-name="P35"><text:span text:style-name="T8">☐ (</text:span><text:span text:style-name="T29">19</text:span><text:span text:style-name="T12">/</text:span><text:span text:style-name="T68">d</text:span><text:span text:style-name="T58">10</text:span><text:span text:style-name="T9">) </text:span><text:span text:style-name="T59">Le 44e président des Etats-Unis est né dans une ville </text:span><text:span text:style-name="T69">à côté de laquelle</text:span><text:span text:style-name="T59"> se trouve une célèbre base navale. </text:span><text:span text:style-name="T60">En quelle année cette base navale fut-elle attaquée, déclenchant l’entrée en guerre des Etats-Unis lors de la seconde guerre mondiale ?</text:span></text:p>
      <text:p text:style-name="P36"><text:span text:style-name="T8">☐ (</text:span><text:span text:style-name="T27">20</text:span><text:span text:style-name="T12">/</text:span><text:span text:style-name="T58">d10</text:span><text:span text:style-name="T9">) </text:span><text:span text:style-name="T61">Un premier ministre portugais </text:span><text:span text:style-name="T62">avait pour </text:span><text:span text:style-name="T63">nom de famille</text:span><text:span text:style-name="T62"> Socrate </text:span><text:span text:style-name="T63">(</text:span><text:bookmark text:name="firstHeading"/><text:span text:style-name="T63">Sócrates en portugais). </text:span><text:span text:style-name="T64">Le 1er janvier de l</text:span><text:span text:style-name="T65">a dernière année où il fut premier ministre, </text:span><text:span text:style-name="T64">un pays entra dans la zone euro.</text:span><text:span text:style-name="T65"> </text:span><text:span text:style-name="T66">Quel est la capitale de ce pays ?</text:span></text:p>
      <text:p text:style-name="P1"><text:soft-page-break/>répondre aux questions suivantes <text:span text:style-name="T1">en consultant Wikipedia :</text:span></text:p>
      <text:p text:style-name="P1"/>
      <text:p text:style-name="P16">☐ <text:span text:style-name="T94">(01/d1) compléter le nom scientifique (donc latin) du lion : </text:span><text:span text:style-name="T161">Canis Lupus Familiaris</text:span></text:p>
      <text:p text:style-name="P8"><text:span text:style-name="T82">☐ (</text:span><text:span text:style-name="T5">0</text:span><text:span text:style-name="T82">2/</text:span><text:span text:style-name="T76">d1</text:span><text:span text:style-name="T82">) </text:span><text:span text:style-name="T88">Jacques Chirac est décédé en l'an... [il n'est pas mort]</text:span><text:span text:style-name="T89">d</text:span></text:p>
      <text:p text:style-name="P9"><text:span text:style-name="T6">☐ (</text:span><text:span text:style-name="T83">0</text:span><text:span text:style-name="T80">3</text:span><text:span text:style-name="T77">/</text:span><text:span text:style-name="T76">d1</text:span><text:span text:style-name="T83">) </text:span><text:span text:style-name="T7">Le drapeau d</text:span><text:span text:style-name="T82">e l</text:span><text:span text:style-name="T89">'Irlande du Nord a pour couleurs... </text:span><text:span text:style-name="T3">[rouge, bleu, blanc : ce sont les couleurs du Royaume-Uni]</text:span></text:p>
      <text:p text:style-name="P10"><text:span text:style-name="T78">☐ (</text:span><text:span text:style-name="T79">0</text:span><text:span text:style-name="T80">4</text:span><text:span text:style-name="T79">/d2</text:span><text:span text:style-name="T7">) </text:span><text:span text:style-name="T89">En quelle année Hécate est-elle née ? </text:span><text:span text:style-name="T3">[c'est une déesse]</text:span></text:p>
      <text:p text:style-name="P11"><text:span text:style-name="T7">☐ (</text:span><text:span text:style-name="T84">0</text:span><text:span text:style-name="T80">5</text:span><text:span text:style-name="T77">/</text:span><text:span text:style-name="T76">d2</text:span><text:span text:style-name="T84">) </text:span><text:span text:style-name="T89">Val de Meuse fait partie du canton de... </text:span><text:span text:style-name="T4">[Bourbonne-les-Bains]</text:span></text:p>
      <text:p text:style-name="P14"><text:span text:style-name="T106">☐ (0</text:span><text:span text:style-name="T107">6</text:span><text:span text:style-name="T108">/</text:span><text:span text:style-name="T109">d2</text:span><text:span text:style-name="T106">) </text:span><text:span text:style-name="T110">la lettre </text:span><text:span text:style-name="T158">Λ</text:span><text:span text:style-name="T145"> </text:span><text:span text:style-name="T110"><text:s/></text:span><text:span text:style-name="T111">est la ... lettre de l’alphabet grec </text:span><text:span text:style-name="T112">(donner son numéro) </text:span><text:span text:style-name="T113">[</text:span><text:span text:style-name="T115">11</text:span><text:span text:style-name="T113">e]</text:span></text:p>
      <text:p text:style-name="P12"><text:span text:style-name="T85">☐ (0</text:span><text:span text:style-name="T80">7</text:span><text:span text:style-name="T77">/</text:span><text:span text:style-name="T76">d2</text:span><text:span text:style-name="T85">) </text:span><text:span text:style-name="T6">En a</text:span><text:span text:style-name="T90">llemand</text:span><text:span text:style-name="T6">, </text:span><text:span text:style-name="T90">le phénix</text:span><text:span text:style-name="T6"> s’appelle... </text:span><text:span text:style-name="T90">[der Phönix]</text:span></text:p>
      <text:p text:style-name="P5"><text:span text:style-name="T147">☐ (</text:span><text:span text:style-name="T146">0</text:span><text:span text:style-name="T148">8</text:span><text:span text:style-name="T149">/</text:span><text:span text:style-name="T150">d3</text:span><text:span text:style-name="T146">) Combien d’habitants compte </text:span><text:span text:style-name="T156">Langres</text:span><text:span text:style-name="T151"> </text:span><text:span text:style-name="T146">? </text:span><text:span text:style-name="T156">[7786]</text:span><text:span text:style-name="T2"> [utilisation de l’encart à droite]</text:span></text:p>
      <text:p text:style-name="P4"><text:span text:style-name="T146">☐ (</text:span><text:span text:style-name="T148">09</text:span><text:span text:style-name="T146">/</text:span><text:span text:style-name="T150">d3</text:span><text:span text:style-name="T146">) </text:span><text:span text:style-name="T152">Quel roi </text:span><text:span text:style-name="T153">précède le</text:span><text:span text:style-name="T154"> roi français</text:span><text:span text:style-name="T152"> </text:span><text:span text:style-name="T155">Louis X</text:span><text:span text:style-name="T157">III</text:span><text:span text:style-name="T155"> ?</text:span><text:span text:style-name="T74"> </text:span><text:span text:style-name="T75">[</text:span><text:span text:style-name="T93">Henry IV</text:span><text:span text:style-name="T75">, </text:span><text:span text:style-name="T2">[utilisation de l’encart à droite]</text:span><text:span text:style-name="T75">]</text:span></text:p>
      <text:p text:style-name="P6"><text:span text:style-name="T114">☐ (</text:span><text:span text:style-name="T117">1</text:span><text:span text:style-name="T107">0</text:span><text:span text:style-name="T108">/</text:span><text:span text:style-name="T109">d</text:span><text:span text:style-name="T118">4</text:span><text:span text:style-name="T117">) </text:span><text:span text:style-name="T116">Quel président de la </text:span><text:span text:style-name="T118">cinquième </text:span><text:span text:style-name="T116">République </text:span><text:span text:style-name="T119">précède</text:span><text:span text:style-name="T116"> </text:span><text:bookmark text:name="firstHeading111"/><text:span text:style-name="T118">Charles de Gaul</text:span><text:span text:style-name="T144">l</text:span><text:span text:style-name="T118">e</text:span><text:span text:style-name="T116"> ?</text:span><text:span text:style-name="T10"> </text:span><text:span text:style-name="T8">[</text:span><text:span text:style-name="T18">aucun</text:span><text:span text:style-name="T8">, </text:span><text:span text:style-name="T11">[utilisation de l’encart à droite</text:span><text:span text:style-name="T18">+recul par rapport à l’infor</text:span><text:span text:style-name="T19">mation</text:span><text:span text:style-name="T11">]</text:span><text:span text:style-name="T8">]</text:span></text:p>
      <text:p text:style-name="P13"><text:span text:style-name="T8">☐ (</text:span><text:span text:style-name="T9">1</text:span><text:span text:style-name="T23">1</text:span><text:span text:style-name="T12">/</text:span><text:span text:style-name="T13">d</text:span><text:span text:style-name="T17">4</text:span><text:span text:style-name="T9">) </text:span><text:span text:style-name="T23">Dans la famille Poincaré, donnez le prénom de l’illustre mathématicien du XIX</text:span><text:span text:style-name="T97">e</text:span><text:span text:style-name="T23"> siècle. </text:span><text:span text:style-name="T25">[Raymond]</text:span></text:p>
      <text:p text:style-name="P13"><text:span text:style-name="T8">☐ (1</text:span><text:span text:style-name="T28">2</text:span><text:span text:style-name="T14">/d5) </text:span><text:span text:style-name="T24">L’année où le Boeing 777 a été construit pour la première fois commençait par quel jour de la semaine ? [samedi]</text:span></text:p>
      <text:p text:style-name="P13"><text:span text:style-name="T8">☐ (1</text:span><text:span text:style-name="T30">3</text:span><text:span text:style-name="T14">/d</text:span><text:span text:style-name="T34">6</text:span><text:span text:style-name="T14">) </text:span><text:span text:style-name="T31">Un CDI est un centre de documentation et d’information mais c’est aussi un type de moteur. </text:span><text:span text:style-name="T33">En q</text:span><text:span text:style-name="T31">uelle </text:span><text:span text:style-name="T33">année l’</text:span><text:span text:style-name="T31">entreprise </text:span><text:span text:style-name="T32">allemande </text:span><text:span text:style-name="T33">qui </text:span><text:span text:style-name="T32">développa ce moteur </text:span><text:span text:style-name="T33">fut-elle fondée [1926]</text:span></text:p>
      <text:p text:style-name="P13"><text:span text:style-name="T8">☐ (1</text:span><text:span text:style-name="T35">4</text:span><text:span text:style-name="T14">/d</text:span><text:span text:style-name="T38">6</text:span><text:span text:style-name="T14">) </text:span><text:span text:style-name="T36">Le boustrophédon est un type d’écriture maintenant abandonné. </text:span><text:span text:style-name="T39">Il</text:span><text:span text:style-name="T37"> fut utilisé par exemple sur une île lointaine. Quelle est la superficie de cette île ? [île de Pâques -&gt; 161,8 km²]</text:span><text:span text:style-name="T36"> </text:span></text:p>
      <text:p text:style-name="P13"><text:span text:style-name="T8">☐ (1</text:span><text:span text:style-name="T38">5</text:span><text:span text:style-name="T14">/d</text:span><text:span text:style-name="T43">7</text:span><text:span text:style-name="T14">) </text:span><text:span text:style-name="T40">La constellation de Persée </text:span><text:span text:style-name="T41">possède une étoile remarquable parce qu’elle variable : elle ne brille pas tout le temps de la même manière.</text:span><text:span text:style-name="T42"> Cette étoile porte </text:span><text:span text:style-name="T43">le</text:span><text:span text:style-name="T42"> nom arabe </text:span><text:span text:style-name="T43">d’un monstre apparaissant dans un recueil de contes. Comment s’appelle ce recueil ? [Algol -&gt; goule -&gt; Mille et une nuits]</text:span></text:p>
      <text:p text:style-name="P13"><text:span text:style-name="T8">☐ (</text:span><text:span text:style-name="T9">1</text:span><text:span text:style-name="T29">6</text:span><text:span text:style-name="T12">/</text:span><text:span text:style-name="T13">d</text:span><text:span text:style-name="T21">8</text:span><text:span text:style-name="T9">) </text:span><text:span text:style-name="T20">La France possède deux monnaies officielles, l’euro et et une autre. Donnez les trois lettres décrivant de façon abrégée cette deuxième monnaie. </text:span><text:span text:style-name="T22">[CFP]</text:span></text:p>
      <text:p text:style-name="P15"><text:span text:style-name="T114">☐ (</text:span><text:span text:style-name="T123">1</text:span><text:span text:style-name="T141">7</text:span><text:span text:style-name="T108">/</text:span><text:span text:style-name="T109">d</text:span><text:span text:style-name="T120">8</text:span><text:span text:style-name="T117">) </text:span><text:span text:style-name="T121">Le chanteur Barry White </text:span><text:span text:style-name="T122">refusa de donner sa voix à une série états-unienne, jugeant son ton trop corrosif. Depuis quand cette série existe-t-elle [South Park -&gt; 1997]</text:span></text:p>
      <text:p text:style-name="P15"><text:span text:style-name="T114">☐ (</text:span><text:span text:style-name="T132">1</text:span><text:span text:style-name="T141">8</text:span><text:span text:style-name="T108">/</text:span><text:span text:style-name="T109">d</text:span><text:span text:style-name="T124">9</text:span><text:span text:style-name="T117">) </text:span><text:span text:style-name="T133">Laocoon est un prêtre troyen qui met en garde </text:span><text:span text:style-name="T135">les Troyens </text:span><text:span text:style-name="T134">contre le cheval de Troie. </text:span><text:span text:style-name="T136">Un poète latin, Virgile, lui fera dire une phrase célèbre. </text:span><text:span text:style-name="T137">Dans quel album d’Astérix </text:span><text:span text:style-name="T138">cette célèbre</text:span><text:span text:style-name="T137"> phrase apparaît-elle ? [</text:span><text:span text:style-name="T139">Timeo... -</text:span><text:span text:style-name="T140">&gt; Astérix légionnaire]</text:span></text:p>
      <text:p text:style-name="P15"><text:span text:style-name="T114">☐ (</text:span><text:span text:style-name="T141">19</text:span><text:span text:style-name="T108">/</text:span><text:span text:style-name="T109">d</text:span><text:span text:style-name="T124">9</text:span><text:span text:style-name="T117">) </text:span><text:span text:style-name="T142">Le 44e président des Etats-Unis est né dans une ville où se trouve une célèbre base navale. </text:span><text:span text:style-name="T143">En quelle année cette base navale fut-elle attaquée, déclenchant l’entrée en guerre des Etats-Unis lors de la seconde guerre mondiale ?[Barack Obama-&gt;Honolulu-&gt;Pearl Harbor-&gt;1941]</text:span></text:p>
      <text:p text:style-name="P15"><text:span text:style-name="T114">☐ (</text:span><text:span text:style-name="T124">20</text:span><text:span text:style-name="T108">/</text:span><text:span text:style-name="T109">d</text:span><text:span text:style-name="T124">9</text:span><text:span text:style-name="T117">) </text:span><text:span text:style-name="T125">Un premier ministre portugais </text:span><text:span text:style-name="T126">avait pour </text:span><text:span text:style-name="T127">nom de famille</text:span><text:span text:style-name="T126"> Socrate </text:span><text:span text:style-name="T127">(</text:span><text:bookmark text:name="firstHeading2"/><text:span text:style-name="T127">Sócrates en portugais). </text:span><text:span text:style-name="T130">Le 1er janvier de l</text:span><text:span text:style-name="T128">a dernière année où il fut premier ministre, </text:span><text:span text:style-name="T130">un pays entra dans la zone euro.</text:span><text:span text:style-name="T128"> </text:span><text:span text:style-name="T131">Quel est la capitale de ce pays ?</text:span><text:span text:style-name="T129">[</text:span><text:bookmark text:name="firstHeading12"/><text:span text:style-name="T129">José Sócrates -&gt; 2011-</text:span><text:span text:style-name="T130">&gt; Estonie -</text:span><text:span text:style-name="T131">&gt; Tallinn</text:span><text:span text:style-name="T129">]</text:span></text:p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argi-1.2b1" svg:font-family="Gargi-1.2b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Gargi-1.2b" svg:font-family="Gargi-1.2b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Zen Hei" style:font-size-asian="10.5pt" style:language-asian="zh" style:country-asian="CN" style:font-name-complex="Gargi-1.2b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Zen Hei" style:font-size-asian="10.5pt" style:language-asian="zh" style:country-asian="CN" style:font-name-complex="Gargi-1.2b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Gargi-1.2b" style:font-family-complex="Gargi-1.2b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Gargi-1.2b1" style:font-family-complex="Gargi-1.2b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Gargi-1.2b1" style:font-family-complex="Gargi-1.2b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Gargi-1.2b1" style:font-family-complex="Gargi-1.2b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WenQuanYi Zen Hei" style:font-family-asian="'WenQuanYi Zen Hei'" style:font-family-generic-asian="system" style:font-pitch-asian="variable" style:font-size-asian="24pt" style:font-weight-asian="bold" style:font-name-complex="Gargi-1.2b" style:font-family-complex="Gargi-1.2b" style:font-family-generic-complex="system" style:font-pitch-complex="variable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3T15:35:15.608360203</meta:creation-date>
    <dc:date>2019-09-01T08:42:17.071910115</dc:date>
    <meta:editing-duration>PT14H52M49S</meta:editing-duration>
    <meta:editing-cycles>262</meta:editing-cycles>
    <meta:generator>LibreOffice/6.0.7.3$Linux_X86_64 LibreOffice_project/00m0$Build-3</meta:generator>
    <meta:print-date>2018-09-10T22:25:45.487872796</meta:print-date>
    <meta:document-statistic meta:table-count="0" meta:image-count="0" meta:object-count="0" meta:page-count="2" meta:paragraph-count="52" meta:word-count="1017" meta:character-count="6020" meta:non-whitespace-character-count="5053"/>
  </office:meta>
</office:document-meta>
</file>